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2465b6" style:font-size-asian="14pt" style:font-size-complex="14pt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text-properties fo:font-size="9pt" style:text-underline-style="solid" style:text-underline-width="auto" style:text-underline-color="font-color" style:font-size-asian="9pt" style:font-size-complex="9pt"/>
    </style:style>
    <style:style style:name="P5" style:family="paragraph" style:parent-style-name="Standard">
      <style:paragraph-properties style:writing-mode="lr-tb"/>
      <style:text-properties fo:font-size="22pt" style:font-size-asian="22pt" style:font-size-complex="22pt"/>
    </style:style>
    <style:style style:name="T1" style:family="text">
      <style:text-properties officeooo:rsid="001f5f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. J. young.参考。 以赛亚（52.13-)53章，语法角度分析。论文。以希解经的讲道方法。背诵这15节。还可学习希语。</text:p>
      <text:p text:style-name="P1">以赛亚书 52-13 我的仆人行事必有智慧（或作“行事通达”），必被高举上升，且成为至高。</text:p>
      <text:p text:style-name="P1">이사야 52-13 보라 내 종이 형통하리니 받들어 높이 들려서 지극히 존귀하게 되리라</text:p>
      <text:p text:style-name="P1">Isaiah 52-13 Behold, my servant will deal wisely. <text:s/>He will be exalted and lifted up, <text:s/>and will be very high.</text:p>
      <text:p text:style-name="P3">23 52-13 הִנֵּה יַשְׂכִּיל עַבְדִּי יָרוּם וְנִשּׂא וְגָבַהּ מְאֹד:</text:p>
      <text:p text:style-name="P1"/>
      <text:p text:style-name="P1">以赛亚书 52-14 许多人因他（原文作“你”）惊奇（他的面貌比别人憔悴，他的形容比世人枯槁），</text:p>
      <text:p text:style-name="P1">이사야 52-14 전에는 그의 모양이 타인보다 상하였고 그의 모습이 사람들보다 상하였으므로 많은 사람이 그에 대하여 놀랐거니와</text:p>
      <text:p text:style-name="P1">Isaiah 52-14 Just as many were astonished at you <text:s/>(his appearance was marred more than any man, and his form more than the sons of men),</text:p>
      <text:p text:style-name="P3">23 52-14 כַּאֲשֶׁר שָׁמְמוּ עָלֶיךָ רַבִּים כֵּן־מִשְׁחַת מֵאִישׁ מַרְאֵהוּ וְתֹאֲרוֹ מִבְּנֵי אָדָם:</text:p>
      <text:p text:style-name="P1"/>
      <text:p text:style-name="P1">以赛亚书 52-15 这样，他必洗净（或作“鼓动”）许多国民，君王要向他闭口。因所未曾传与他们的，他们必看见；未曾听见的，他们要明白。</text:p>
      <text:p text:style-name="P1">이사야 52-15 그가 나라들을 놀라게 할 것이며 왕들은 그로 말미암아 그들의 입을 봉하리니 이는 그들이 아직 그들에게 전파되지 아니한 것을 볼 것이요 아직 듣지 못한 것을 깨달을 것임이라</text:p>
      <text:p text:style-name="P1">Isaiah 52-15 so he will cleanseor, sprinkle many nations. <text:s/>Kings will shut their mouths at him: <text:s/>for they will see that which had not been told them; <text:s/>and they will understand that which they had not heard.</text:p>
      <text:p text:style-name="P3">23 52-15 כֵּן יַזֶּה גּוֹיִם רַבִּים עָלָיו יִקְפְּצוּ מְלָכִים פִּיהֶם כִּי אֲשֶׁר לֹא־סֻפַּר לָהֶם רָ אוּ וַאֲשֶׁר לֹא־שָׁמְעוּ הִתְבּוֹנָנוּ:</text:p>
      <text:p text:style-name="P1"/>
      <text:p text:style-name="P1">以赛亚书 53-1 我们所传的（或作“所传与我们的”）有谁信呢？耶和华的膀臂向谁显露呢？</text:p>
      <text:p text:style-name="P1">이사야 53-1 우리가 전한 것을 누가 믿었느냐 여호와의 팔이 누구에게 나타났느냐</text:p>
      <text:p text:style-name="P1">Isaiah 53-1 Who has believed our message? <text:s/>To whom has the arm of Yahweh been revealed?</text:p>
      <text:p text:style-name="P3">23 53-1 מִי הֶאֱמִין לִשְׁמֻעָתֵנוּ וּזְרוֹעַ יְהוָה עַל־מִי נִגְלָתָה</text:p>
      <text:p text:style-name="P1"/>
      <text:p text:style-name="P2">以赛亚书 53-2 他在耶和华面前生长如嫩芽，像根出于干地。他无佳形美容，我们看见他的时候，也无美貌使我们羡慕他。</text:p>
      <text:p text:style-name="P2"><text:soft-page-break/>이사야 53-2 그는 주 앞에서 자라나기를 연한 순 같고 마른 땅에서 나온 뿌리 같아서 고운 모양도 없고 풍채도 없은즉 우리가 보기에 흠모할 만한 아름다운 것이 없도다</text:p>
      <text:p text:style-name="P1">Isaiah 53-2 For he grew up before him as a tender plant, <text:s/>and as a root out of dry ground. <text:s/>He has no good looks or majesty. <text:s/>When we see him, there is no beauty that we should desire him.</text:p>
      <text:p text:style-name="P3">23 53-2 וַיַּעַל כַּיּוֹנֵק לְפָנָיו וְכַשּׁרֶשׁ מֵאֶרֶץ צִיָּה לֹא־תֹאַר לוֹ וְלֹא הָדָר וְנִרְאֵהוּ וְלֹא־מַרְאֶה וְנֶחְמְדֵהוּ:</text:p>
      <text:p text:style-name="P1"/>
      <text:p text:style-name="P1">以赛亚书 53-3 他被藐视，被人厌弃，多受痛苦，常经忧患。他被藐视，好像被人掩面不看的一样，我们也不尊重他。</text:p>
      <text:p text:style-name="P1">이사야 53-3 그는 멸시를 받아 사람들에게 버림받았으며 간고를 많이 겪었으며 질고를 아는 자라 마치 사람들이 그에게서 얼굴을 가리는 것같이 멸시를 당하였고 우리도 그를 귀히 여기지 아니하였도다</text:p>
      <text:p text:style-name="P1">Isaiah 53-3 He was despised, <text:s/>and rejected by men; <text:s/>a man of suffering, <text:s/>and acquainted with disease. <text:s/>He was despised as one from whom men hide their face; <text:s/>and we didn’t respect him. <text:s/></text:p>
      <text:p text:style-name="P3">23 53-3 נִבְזֶה וַחֲדַל אִישִׁים אִישׁ מַכְאֹבוֹת וִידוּעַ חֹלִי וּכְמַסְתֵּר פָּנִים מִמֶּנּוּ נִבְזֶה וְלֹא חֲשַׁבְנֻהוּ:</text:p>
      <text:p text:style-name="P1"/>
      <text:p text:style-name="P1">以赛亚书 53-4 他诚然担当我们的忧患，背负我们的痛苦；我们却以为他受责罚，被　神击打苦待了。</text:p>
      <text:p text:style-name="P1">이사야 53-4 그는 실로 우리의 질고를 지고 우리의 슬픔을 당하였거늘 우리는 생각하기를 그는 징벌을 받아 하나님께 맞으며 고난을 당한다 하였노라</text:p>
      <text:p text:style-name="P1">Isaiah 53-4 Surely he has borne our sickness, <text:s/>and carried our suffering; <text:s/>yet we considered him plagued, <text:s/>struck by God, and afflicted.</text:p>
      <text:p text:style-name="P3">23 53-4 אָכֵן חֳלָיֵנוּ הוּא נָשָׂא וּמַכְאֹבֵינוּ סְבָלָם וַאֲנַחְנוּ חֲשַׁבְנֻהוּ נָגוּעַ מֻכֵּה אֱלֹהִים וּמְעֻנֶּה:</text:p>
      <text:p text:style-name="P1"/>
      <text:p text:style-name="P1">以赛亚书 53-5 哪知他为我们的过犯受害，为我们的罪孽压伤。因他受的刑罚，我们得平安；因他受的鞭伤，我们得医治。</text:p>
      <text:p text:style-name="P1">이사야 53-5 그가 찔림은 우리의 허물 때문이요 그가 상함은 우리의 죄악 때문이라 그가 징계를 받음으로 우리는 평화를 누리고 그가 채찍에 맞음으로 우리는 나음을 받았도다</text:p>
      <text:p text:style-name="P1">Isaiah 53-5 But he was pierced for our transgressions. <text:s/>He was crushed for our iniquities. <text:s/>The punishment that brought our peace was on him; <text:s/>and by his wounds we are healed.</text:p>
      <text:p text:style-name="P3">23 53-5 וְהוּא מְחֹלָל מִפְּשָׁעֵנוּ מְדֻכָּא מֵעֲוֹנֹתֵינוּ מוּסַר שְׁלוֹמֵנוּ עָלָיו וּבַחֲבֻרָתוֹ נִרְפָּא־לָנוּ:</text:p>
      <text:p text:style-name="P3"><text:soft-page-break/></text:p>
      <text:p text:style-name="P1">以赛亚书 53-6 我们都如羊走迷，各人偏行己路，耶和华使我们众人的罪孽都归在他身上。</text:p>
      <text:p text:style-name="P1">이사야 53-6 우리는 다 양 같아서 그릇 행하며 각기 제 길로 갔거늘 여호와께서는 우리 모두의 죄악을 그에게 담당시키셨도다</text:p>
      <text:p text:style-name="P1">Isaiah 53-6 All we like sheep have gone astray. <text:s/>Everyone has turned to his own way; <text:s/>and Yahweh has laid on him the iniquity of us all. <text:s/></text:p>
      <text:p text:style-name="P3">23 53-6 כֻּלָּנוּ כַּצֹּאן תָּעִינוּ אִישׁ לְדַרְכּוֹ פָּנִינוּ וַיהוָה הִפְגִּיעַ בּוֹ אֵת עֲוֹן כֻּלָּנוּ:</text:p>
      <text:p text:style-name="P1"/>
      <text:p text:style-name="P1">以赛亚书 53-7 他被欺压，在受苦的时候却不开口（或作“他受欺压，却自卑不开口”），他像羊羔被牵到宰杀之地，又像羊在剪毛的人手下无声，他也是这样不开口。</text:p>
      <text:p text:style-name="P1">이사야 53-7 그가 곤욕을 당하여 괴로울 때에도 그의 입을 열지 아니하였음이여 마치 도수장으로 끌려가는 어린 양과 털 깎는 자 앞에 잠잠한 양 같이 그의 입을 열지 아니하였도다</text:p>
      <text:p text:style-name="P1">Isaiah 53-7 He was oppressed, <text:s/>yet when he was afflicted he didn’t open his mouth. <text:s/>As a lamb that is led to the slaughter, <text:s/>and as a sheep that before its shearers is silent, <text:s/>so he didn’t open his mouth.</text:p>
      <text:p text:style-name="P3">23 53-7 נִגַּשׂ וְהוּא נַעֲנֶה וְלֹא יִפְתַּח־פִּיו כַּשּׂה לַטֶּבַח יוּבָל וּכְרָחֵל לִפְנֵי גֹזְזֶיהָ נֶאֱלָמָה וְלֹא יִפְתַּח פִּיו:</text:p>
      <text:p text:style-name="P1"/>
      <text:p text:style-name="P1">以赛亚书 53-8 因受欺压和审判，他被夺去，至于他同世的人，谁想他受鞭打、从活人之地被剪除，是因我百姓的罪过呢？</text:p>
      <text:p text:style-name="P1">이사야 53-8 그는 곤욕과 심문을 당하고 끌려갔으나 그 세대 중에 누가 생각하기를 그가 살아있는 자들의 땅에서 끊어짐은 마땅히 형벌받을 내 백성의 허물 때문이라 하였으리요</text:p>
      <text:p text:style-name="P1">Isaiah 53-8 He was taken away by oppression and judgment; <text:s/>and as for his generation, <text:s/>who considered that he was cut off out of the land of the living and stricken for the disobedience of my people?</text:p>
      <text:p text:style-name="P3">23 53-8 מֵעֹצֶר וּמִמִּשְׁפָּט לֻקָּח וְאֶת־דּוֹרוֹ מִי יְשׂוֹחֵחַ כִּי נִגְזַר מֵאֶרֶץ חַיִּים מִפֶּשַׁע עַמִּי נֶגַע לָמוֹ:</text:p>
      <text:p text:style-name="P1"/>
      <text:p text:style-name="P1">以赛亚书 53-9 他虽然未行强暴，口中也没有诡诈，人还使他与恶人同埋；谁知死的时候与财主同葬。</text:p>
      <text:p text:style-name="P1">이사야 53-9 그는 강포를 행하지 아니하였고 그의 입에 거짓이 없었으나 그의 무덤이 악인들과 함께 있었으며 그가 죽은 후에 부자와 함께 있었도다</text:p>
      <text:p text:style-name="P1">Isaiah 53-9 They made his grave with the wicked, <text:s/>and with a rich man in his death; <text:s/>although he had done no violence, <text:s/>nor was any deceit in his mouth. <text:s/></text:p>
      <text:p text:style-name="P3"><text:soft-page-break/>23 53-9 וַיִּתֵּן אֶת־רְשָׁעִים קִבְרוֹ וְאֶת־עָשִׁיר בְּמֹתָיו עַל לֹא־חָמָס עָשָׂה וְלֹא מִרְמָה בְּפִיו:</text:p>
      <text:p text:style-name="P1"/>
      <text:p text:style-name="P1">以赛亚书 53-10 耶和华却定意（或作“喜悦”）将他压伤，使他受痛苦；耶和华以他为赎罪祭（或作“他献本身为赎罪祭”）。他必看见后裔，并且延长年日，耶和华所喜悦的事必在他手中亨通。</text:p>
      <text:p text:style-name="P1">이사야 53-10 여호와께서 그에게 상함을 받게 하시기를 원하사 질고를 당하게 하셨은즉 그의 영혼을 속건제물로 드리기에 이르면 그가 씨를 보게 되며 그의 날은 길 것이요 또 그의 손으로 여호와께서 기뻐하시는 뜻을 성취하리로다</text:p>
      <text:p text:style-name="P1">Isaiah 53-10 Yet it pleased Yahweh to bruise him. <text:s/>He has caused him to suffer. <text:s/>When you make his soul an offering for sin, <text:s/>he will see his offspring.or, seed <text:s/>He will prolong his days, <text:s/>and Yahweh’s pleasure will prosper in his hand.</text:p>
      <text:p text:style-name="P3">23 53-10 וַיהוָה חָפֵץ דַּכְּאוֹ הֶחֱלִי אִם־תָּשִׂים אָשָׁם נַפְשׁוֹ יִרְאֶה זֶרַע יַאֲרִיךְ יָמִים וְחֵפֶץ יְהוָה בְּיָדוֹ יִצְלָח:</text:p>
      <text:p text:style-name="P1"/>
      <text:p text:style-name="P1">以赛亚书 53-11 他必看见自己劳苦的功效，便心满意足。有许多人因认识我的义仆得称为义，并且他要担当他们的罪孽。이사야 53-11 그가 자기 영혼의 수고한 것을 보고 만족하게 여길 것이라 나의 의로운 종이 자기 지식으로 많은 사람을 의롭게 하며 또 그들의 죄악을 친히 담당하리로다Isaiah 53-11 After the suffering of his soul, <text:s/>he will see the lightSo read the Dead Sea Scrolls and Septuagint. Masoretic Text omits “the light”. and be satisfied. <text:s/>My righteous servant will justify many by the knowledge of himself; and he will bear their iniquities.</text:p>
      <text:p text:style-name="P3">23 53-11 מֵעֲמַל נַפְשׁוֹ יִרְאֶה יִשְׂבָּע בְּדַעְתּוֹ יַצְדִּיק צַדִּיק עַבְדִּי לָרַבִּים וַעֲוֹנֹתָם הוּא יִסְבֹּל:</text:p>
      <text:p text:style-name="P1"/>
      <text:p text:style-name="P1">以赛亚书 53-12 所以，我要使他与位大的同份，与强盛的均分掳物；因为他将命倾倒，以致于死，他也被列在罪犯之中。他却担当多人的罪，又为罪犯代求。</text:p>
      <text:p text:style-name="P1">이사야 53-12 그러므로 내가 그에게 존귀한 자와 함께 몫을 받게 하며 강한 자와 함께 탈취한 것을 나누게 하리니 이는 그가 자기 영혼을 버려 사망에 이르게 하며 범죄자 중 하나로 헤아림을 받았음이라 그러나 그가 <text:s/>많은 사람의 죄를 담당하며 범죄자를 위하여 기도하였느니라</text:p>
      <text:p text:style-name="P1">Isaiah 53-12 Therefore will I give him a portion with the great, <text:s/>and he will divide the plunder with the strong; <text:s/>because he poured out his soul to death, <text:s/>and was counted with the transgressors; <text:s/>yet he bore the sin of many, <text:s/>and made intercession for the transgressors.</text:p>
      <text:p text:style-name="P5">23 53-12 לָכֵן אֲחַלֶּק־לוֹ בָרַבִּים וְאֶת־עֲצוּמִים יְחַלֵּק שָׁלָל תַּחַת אֲשֶׁר הֶעֱרָה לַמָּוֶת נַפְשׁוֹ וְאֶת־פֹּשְׁעִים נִמְנָה וְהוּא חֵטְא־רַ<text:span text:style-name="T1">בִּים</text:span> נָשָׂא וְלַפֹּשְׁעִים יַפְגִּיעַ: 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8:35:37.739060850</meta:creation-date>
    <dc:date>2019-06-03T09:12:38.436177222</dc:date>
    <meta:editing-duration>PT37M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4" meta:paragraph-count="59" meta:word-count="2515" meta:character-count="6114" meta:non-whitespace-character-count="5013"/>
  </office:meta>
</office:document-meta>
</file>